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8624" calcext:value-type="float">
            <text:p>148.9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8144" calcext:value-type="float">
            <text:p>148.6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6808" calcext:value-type="float">
            <text:p>148.4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2424" calcext:value-type="float">
            <text:p>148.2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9752" calcext:value-type="float">
            <text:p>147.7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0984" calcext:value-type="float">
            <text:p>147.3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9168" calcext:value-type="float">
            <text:p>146.7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564" calcext:value-type="float">
            <text:p>146.4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2968" calcext:value-type="float">
            <text:p>146.0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6768" calcext:value-type="float">
            <text:p>145.2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9336" calcext:value-type="float">
            <text:p>144.9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8" calcext:value-type="float">
            <text:p>144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25264" calcext:value-type="float">
            <text:p>144.22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9608" calcext:value-type="float">
            <text:p>143.8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20008" calcext:value-type="float">
            <text:p>143.32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7312" calcext:value-type="float">
            <text:p>143.0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04896" calcext:value-type="float">
            <text:p>142.80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2448" calcext:value-type="float">
            <text:p>142.5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9776" calcext:value-type="float">
            <text:p>142.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9296" calcext:value-type="float">
            <text:p>141.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3576" calcext:value-type="float">
            <text:p>141.3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0904" calcext:value-type="float">
            <text:p>140.9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9088" calcext:value-type="float">
            <text:p>140.3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2992" calcext:value-type="float">
            <text:p>140.3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08" calcext:value-type="float">
            <text:p>140.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2512" calcext:value-type="float">
            <text:p>140.0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032" calcext:value-type="float">
            <text:p>139.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8984" calcext:value-type="float">
            <text:p>139.6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5456" calcext:value-type="float">
            <text:p>139.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63248" calcext:value-type="float">
            <text:p>138.76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83416" calcext:value-type="float">
            <text:p>138.58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22456" calcext:value-type="float">
            <text:p>138.52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04168" calcext:value-type="float">
            <text:p>138.50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0112" calcext:value-type="float">
            <text:p>138.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88344" calcext:value-type="float">
            <text:p>138.38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06048" calcext:value-type="float">
            <text:p>138.30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51184" calcext:value-type="float">
            <text:p>138.25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1824" calcext:value-type="float">
            <text:p>138.3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90224" calcext:value-type="float">
            <text:p>138.19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68888" calcext:value-type="float">
            <text:p>138.16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76508" calcext:value-type="float">
            <text:p>138.176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6584" calcext:value-type="float">
            <text:p>138.1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3536" calcext:value-type="float">
            <text:p>138.1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99368" calcext:value-type="float">
            <text:p>138.19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38408" calcext:value-type="float">
            <text:p>138.13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05464" calcext:value-type="float">
            <text:p>138.20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1156" calcext:value-type="float">
            <text:p>138.21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01832" calcext:value-type="float">
            <text:p>138.10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8964" calcext:value-type="float">
            <text:p>138.08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50016" calcext:value-type="float">
            <text:p>138.05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65256" calcext:value-type="float">
            <text:p>138.06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46968" calcext:value-type="float">
            <text:p>138.04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2868" calcext:value-type="float">
            <text:p>138.02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19536" calcext:value-type="float">
            <text:p>138.01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79912" calcext:value-type="float">
            <text:p>137.97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31144" calcext:value-type="float">
            <text:p>137.93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49432" calcext:value-type="float">
            <text:p>137.94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61624" calcext:value-type="float">
            <text:p>137.96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61624" calcext:value-type="float">
            <text:p>137.96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12856" calcext:value-type="float">
            <text:p>137.91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0676" calcext:value-type="float">
            <text:p>137.90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85424" calcext:value-type="float">
            <text:p>137.88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00664" calcext:value-type="float">
            <text:p>137.90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57992" calcext:value-type="float">
            <text:p>137.85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49432" calcext:value-type="float">
            <text:p>137.94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73232" calcext:value-type="float">
            <text:p>137.87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57992" calcext:value-type="float">
            <text:p>137.85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79328" calcext:value-type="float">
            <text:p>137.87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9152" calcext:value-type="float">
            <text:p>137.8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3724" calcext:value-type="float">
            <text:p>137.93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67136" calcext:value-type="float">
            <text:p>137.86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51896" calcext:value-type="float">
            <text:p>137.85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18952" calcext:value-type="float">
            <text:p>137.91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88472" calcext:value-type="float">
            <text:p>137.88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18952" calcext:value-type="float">
            <text:p>137.91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97616" calcext:value-type="float">
            <text:p>137.89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00664" calcext:value-type="float">
            <text:p>137.90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12272" calcext:value-type="float">
            <text:p>137.81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40872" calcext:value-type="float">
            <text:p>138.04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458" calcext:value-type="float">
            <text:p>137.84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04296" calcext:value-type="float">
            <text:p>138.00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5248" calcext:value-type="float">
            <text:p>137.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6104" calcext:value-type="float">
            <text:p>137.8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09808" calcext:value-type="float">
            <text:p>137.90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36656" calcext:value-type="float">
            <text:p>137.83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85424" calcext:value-type="float">
            <text:p>137.88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85424" calcext:value-type="float">
            <text:p>137.88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64088" calcext:value-type="float">
            <text:p>137.86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51896" calcext:value-type="float">
            <text:p>137.85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00664" calcext:value-type="float">
            <text:p>137.90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94568" calcext:value-type="float">
            <text:p>137.89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73232" calcext:value-type="float">
            <text:p>137.87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7628" calcext:value-type="float">
            <text:p>137.87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00664" calcext:value-type="float">
            <text:p>137.90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9152" calcext:value-type="float">
            <text:p>137.8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8296" calcext:value-type="float">
            <text:p>137.9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70768" calcext:value-type="float">
            <text:p>137.97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53064" calcext:value-type="float">
            <text:p>138.05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19536" calcext:value-type="float">
            <text:p>138.01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9058" calcext:value-type="float">
            <text:p>137.990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28096" calcext:value-type="float">
            <text:p>137.92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19968" calcext:value-type="float">
            <text:p>137.91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28096" calcext:value-type="float">
            <text:p>137.92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94568" calcext:value-type="float">
            <text:p>137.89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6772" calcext:value-type="float">
            <text:p>137.96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00664" calcext:value-type="float">
            <text:p>137.90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18952" calcext:value-type="float">
            <text:p>137.91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46384" calcext:value-type="float">
            <text:p>137.94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5248" calcext:value-type="float">
            <text:p>137.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70768" calcext:value-type="float">
            <text:p>137.97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03712" calcext:value-type="float">
            <text:p>137.90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78388" calcext:value-type="float">
            <text:p>137.978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95152" calcext:value-type="float">
            <text:p>137.99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77448" calcext:value-type="float">
            <text:p>138.07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01832" calcext:value-type="float">
            <text:p>138.10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14024" calcext:value-type="float">
            <text:p>138.11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32312" calcext:value-type="float">
            <text:p>138.13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86592" calcext:value-type="float">
            <text:p>138.08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71936" calcext:value-type="float">
            <text:p>138.17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21644" calcext:value-type="float">
            <text:p>138.12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3536" calcext:value-type="float">
            <text:p>138.1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41456" calcext:value-type="float">
            <text:p>138.14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38408" calcext:value-type="float">
            <text:p>138.13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62792" calcext:value-type="float">
            <text:p>138.16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29264" calcext:value-type="float">
            <text:p>138.12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18596" calcext:value-type="float">
            <text:p>138.118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14608" calcext:value-type="float">
            <text:p>138.21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68888" calcext:value-type="float">
            <text:p>138.16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71936" calcext:value-type="float">
            <text:p>138.17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87176" calcext:value-type="float">
            <text:p>138.18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71936" calcext:value-type="float">
            <text:p>138.17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87176" calcext:value-type="float">
            <text:p>138.18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74984" calcext:value-type="float">
            <text:p>138.17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87176" calcext:value-type="float">
            <text:p>138.18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2012" calcext:value-type="float">
            <text:p>138.12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41456" calcext:value-type="float">
            <text:p>138.14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8108" calcext:value-type="float">
            <text:p>138.18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20704" calcext:value-type="float">
            <text:p>138.22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20704" calcext:value-type="float">
            <text:p>138.22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17656" calcext:value-type="float">
            <text:p>138.21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45088" calcext:value-type="float">
            <text:p>138.24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08512" calcext:value-type="float">
            <text:p>138.20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8108" calcext:value-type="float">
            <text:p>138.18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8776" calcext:value-type="float">
            <text:p>138.2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39576" calcext:value-type="float">
            <text:p>138.33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3348" calcext:value-type="float">
            <text:p>138.33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63376" calcext:value-type="float">
            <text:p>138.26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30432" calcext:value-type="float">
            <text:p>138.33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09096" calcext:value-type="float">
            <text:p>138.30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8776" calcext:value-type="float">
            <text:p>138.2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06632" calcext:value-type="float">
            <text:p>138.40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1824" calcext:value-type="float">
            <text:p>138.3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24336" calcext:value-type="float">
            <text:p>138.32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63376" calcext:value-type="float">
            <text:p>138.26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48136" calcext:value-type="float">
            <text:p>138.24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402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91392" calcext:value-type="float">
            <text:p>138.39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16" meta:object-count="0"/>
    <meta:user-defined meta:name="AppVersion">3.0</meta:user-defined>
  </office:meta>
</office:document-meta>
</file>